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1.2in"/>
    </style:style>
    <style:style style:name="co15" style:family="table-column">
      <style:table-column-properties fo:break-before="auto" style:column-width="1.3319in"/>
    </style:style>
    <style:style style:name="co16" style:family="table-column">
      <style:table-column-properties fo:break-before="auto" style:column-width="1.1902in"/>
    </style:style>
    <style:style style:name="co17" style:family="table-column">
      <style:table-column-properties fo:break-before="auto" style:column-width="1.1799in"/>
    </style:style>
    <style:style style:name="co18" style:family="table-column">
      <style:table-column-properties fo:break-before="auto" style:column-width="2.4783in"/>
    </style:style>
    <style:style style:name="co19" style:family="table-column">
      <style:table-column-properties fo:break-before="auto" style:column-width="1.7866in"/>
    </style:style>
    <style:style style:name="co20" style:family="table-column">
      <style:table-column-properties fo:break-before="auto" style:column-width="1.5362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61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transparent_5f_crypto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ffffff" style:text-align-source="value-type" style:repeat-content="false"/>
      <style:paragraph-properties fo:margin-left="0in"/>
      <style:text-properties fo:font-size="16pt" style:font-size-asian="16pt" style:font-size-complex="16pt"/>
    </style:style>
    <style:style style:name="ce57" style:family="table-cell" style:parent-style-name="header_5f_default">
      <style:table-cell-properties style:text-align-source="value-type" style:repeat-content="false"/>
      <style:paragraph-properties fo:margin-left="0in"/>
    </style:style>
    <style:style style:name="ce58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59" style:family="table-cell" style:parent-style-name="Default">
      <style:table-cell-properties fo:background-color="#ffffff" style:text-align-source="value-type" style:repeat-content="false" style:vertical-align="middle"/>
      <style:paragraph-properties fo:margin-left="0in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header_5f_default">
      <style:table-cell-properties fo:background-color="#ffffa6" style:text-align-source="value-type" style:repeat-content="false"/>
      <style:paragraph-properties fo:margin-left="0in"/>
    </style:style>
    <style:style style:name="ce61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value-type" style:repeat-content="false"/>
      <style:paragraph-properties fo:margin-left="0in"/>
    </style:style>
    <style:style style:name="ce11" style:family="table-cell" style:parent-style-name="transparent_5f_crypto">
      <style:table-cell-properties fo:background-color="transparent"/>
    </style:style>
    <style:style style:name="ce22" style:family="table-cell" style:parent-style-name="title_5f_default">
      <style:table-cell-properties style:text-align-source="fix" style:repeat-content="false" style:vertical-align="middle"/>
      <style:paragraph-properties fo:text-align="start" fo:margin-left="0in"/>
      <style:text-properties style:font-size-asian="16pt" style:font-size-complex="16pt"/>
    </style:style>
    <style:style style:name="ce23" style:family="table-cell" style:parent-style-name="header_5f_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transparent_5f_default">
      <style:table-cell-properties fo:background-color="transparent"/>
    </style:style>
    <style:style style:name="ce25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ffff"/>
    </style:style>
    <style:style style:name="ce28" style:family="table-cell" style:parent-style-name="header_5f_default">
      <style:table-cell-properties fo:background-color="#ffffa6"/>
    </style:style>
    <style:style style:name="ce29" style:family="table-cell" style:parent-style-name="header_5f_default">
      <style:table-cell-properties fo:background-color="transparent"/>
    </style:style>
    <style:style style:name="ce30" style:family="table-cell" style:parent-style-name="header_5f_default">
      <style:text-properties fo:font-weight="bold" style:font-weight-asian="bold" style:font-weight-complex="bold"/>
    </style:style>
    <style:style style:name="ce31" style:family="table-cell" style:parent-style-name="header_5f_default">
      <style:table-cell-properties fo:background-color="#ffffa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6" style:family="table-cell" style:parent-style-name="header_5f_default">
      <style:table-cell-properties style:text-align-source="fix" style:repeat-content="false" fo:background-color="transparent"/>
      <style:paragraph-properties fo:text-align="center" fo:margin-left="0in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ff" style:text-align-source="value-type" style:repeat-content="false"/>
      <style:paragraph-properties fo:margin-left="0in"/>
      <style:text-properties fo:font-size="16pt" style:font-size-asian="16pt" style:font-size-complex="16pt"/>
    </style:style>
    <style:style style:name="ce43" style:family="table-cell" style:parent-style-name="header_5f_default">
      <style:table-cell-properties style:text-align-source="value-type" style:repeat-content="false"/>
      <style:paragraph-properties fo:margin-left="0in"/>
    </style:style>
    <style:style style:name="ce44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45" style:family="table-cell" style:parent-style-name="Default">
      <style:table-cell-properties fo:background-color="#ffffff" style:text-align-source="value-type" style:repeat-content="false" style:vertical-align="middle"/>
      <style:paragraph-properties fo:margin-left="0in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header_5f_default">
      <style:table-cell-properties fo:background-color="#ffffa6" style:text-align-source="value-type" style:repeat-content="false"/>
      <style:paragraph-properties fo:margin-left="0in"/>
    </style:style>
    <style:style style:name="ce47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__test_Legend" table:style-name="ta1">
        <table:table-column table:style-name="co18" table:default-cell-style-name="ce29"/>
        <table:table-column table:style-name="co19" table:default-cell-style-name="ce32"/>
        <table:table-column table:style-name="co20" table:default-cell-style-name="Default"/>
        <table:table-row table:style-name="ro1">
          <table:table-cell table:style-name="ce22" office:value-type="string">
            <text:p>__test_Open Positions / Unrealized Gains</text:p>
          </table:table-cell>
          <table:table-cell table:style-name="title_5f_default"/>
          <table:table-cell table:style-name="title_5f_default"/>
          <table:table-cell table:style-name="title_5f_default"/>
          <table:table-cell table:style-name="title_5f_default"/>
          <table:table-cell/>
          <table:table-cell/>
          <table:table-cell/>
        </table:table-row>
        <table:table-row table:style-name="ro3">
          <table:table-cell table:style-name="ce23" office:value-type="string">
            <text:p>__test_Fill in Asset Prices in the Input Tab for calculations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 office:value-type="string">
            <text:p>__test_This report leverages the details of your transactions to give you a snapshot of the value of your unsold holdings</text:p>
          </table:table-cell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" office:value-type="string">
            <text:p>__test_This file contains two versions of the same report. One version is grouped by Asset, the other by Asset and Exchange (or wallet)</text:p>
          </table:table-cell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5" office:value-type="string">
            <text:p/>
          </table:table-cell>
          <table:table-cell table:style-name="ce33"/>
          <table:table-cell table:style-name="ce54"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>
            <text:p>__test_General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__test_Accounting Method</text:p>
          </table:table-cell>
          <table:table-cell table:style-name="transparent_default" office:value-type="string">
            <text:p>FIFO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__test_From Date Filter</text:p>
          </table:table-cell>
          <table:table-cell table:style-name="transparent_default" office:value-type="string">
            <text:p>non-specifie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__test_To Date Filter</text:p>
          </table:table-cell>
          <table:table-cell table:style-name="transparent_default" office:value-type="string">
            <text:p>non-specifie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6" office:value-type="string">
            <text:p/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>
            <text:p>__test_Report Fields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__test_Asset</text:p>
          </table:table-cell>
          <table:table-cell table:style-name="transparent_5f_default" office:value-type="string">
            <text:p>__test_Crypto / asset symbol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__test_Holder</text:p>
          </table:table-cell>
          <table:table-cell table:style-name="transparent_5f_default" office:value-type="string">
            <text:p>__test_Asset holder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__test_Exchange</text:p>
          </table:table-cell>
          <table:table-cell table:style-name="transparent_5f_default" office:value-type="string">
            <text:p>Exchange or wallet where balance is held (Asset - Exchange tab only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__test_Crypto Balance</text:p>
          </table:table-cell>
          <table:table-cell table:style-name="Default" office:value-type="string">
            <text:p>__test_Amount of given asset hel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__test_JPY Per Unit Cost Basis</text:p>
          </table:table-cell>
          <table:table-cell table:style-name="Default" office:value-type="string">
            <text:p>__test_Sum of fiat cost to acquire the balance of crypto based on in-flow transactions divided by the crypto balance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header_5f_default" office:value-type="string">
            <text:p>__test_JPY Unrealized Cost Basis</text:p>
          </table:table-cell>
          <table:table-cell table:style-name="Default" office:value-type="string">
            <text:p>__test_Sum of fiat cost to acquire the balance of crypto based on in-flow transaction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__test_Cost Basis Weight %</text:p>
          </table:table-cell>
          <table:table-cell table:style-name="Default" office:value-type="string">
            <text:p>__test_Size of investment relative to other assets for cost basis (JPY Unrealized Cost Basis divided by the sum of all assets' JPY Unrealized Cost Basis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__test_JPY Per Unit Input Price</text:p>
          </table:table-cell>
          <table:table-cell table:style-name="Default" office:value-type="string">
            <text:p>__test_Looked up from the Input tab for the given asset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__test_JPY Unrealized Value</text:p>
          </table:table-cell>
          <table:table-cell table:style-name="Default" office:value-type="string">
            <text:p>__test_Crypto Balance * Input Price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__test_JPY Unrealized Gain / Loss</text:p>
          </table:table-cell>
          <table:table-cell table:style-name="ce24" office:value-type="string">
            <text:p>__test_Unrealized Value - Unrealized Cost Basi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__test_JPY Unrealized Gain / Loss %</text:p>
          </table:table-cell>
          <table:table-cell office:value-type="string">
            <text:p>__test_Percent change between Unrealized Value and Unrealized Cost Basi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__test_Unrealized G/L of Total Cost Basis %</text:p>
          </table:table-cell>
          <table:table-cell office:value-type="string">
            <text:p>__test_Indicates the percent of which this asset's unrealized gain/loss contributed to the whole portfolio's Unrealized Gain / Loss % (Gain/Loss relative to total cash investment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__test_JPY Unrealized Value Weight %</text:p>
          </table:table-cell>
          <table:table-cell office:value-type="string">
            <text:p>__test_Size of investment relative to the portfolio's unrealized value (Unrealized Value divided by sum of all assets' Unrealized Values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-type="string">
            <text:p/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>
            <text:p>__test_Color Code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" office:value-type="string">
            <text:p>__test_Gray</text:p>
          </table:table-cell>
          <table:table-cell office:value-type="string">
            <text:p>__test_Information from transaction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" office:value-type="string">
            <text:p>__test_Yellow</text:p>
          </table:table-cell>
          <table:table-cell table:style-name="ce34" office:value-type="string">
            <text:p>__test_Information calculated based on values entered in the Input tab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/>
        </table:table-row>
        <table:table-row table:style-name="ro2">
          <table:table-cell/>
          <table:table-cell table:style-name="ce36"/>
          <table:table-cell table:style-name="ce36"/>
          <table:table-cell table:style-name="ce36"/>
          <table:table-cell table:style-name="ce55"/>
          <table:table-cell table:style-name="ce55"/>
          <table:table-cell table:style-name="ce32"/>
          <table:table-cell/>
        </table:table-row>
        <table:table-row table:style-name="ro2">
          <table:table-cell/>
          <table:table-cell table:style-name="ce36"/>
          <table:table-cell table:style-name="ce36"/>
          <table:table-cell table:style-name="ce36"/>
          <table:table-cell table:style-name="ce55"/>
          <table:table-cell table:style-name="ce55"/>
          <table:table-cell table:style-name="ce32"/>
          <table:table-cell/>
        </table:table-row>
        <table:table-row table:style-name="ro2">
          <table:table-cell/>
          <table:table-cell table:style-name="ce24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__test_Asset" table:style-name="ta1">
        <table:table-column table:style-name="co13" table:default-cell-style-name="ce43"/>
        <table:table-column table:style-name="co13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5" table:default-cell-style-name="ce44"/>
        <table:table-column table:style-name="co16" table:default-cell-style-name="ce47"/>
        <table:table-column table:style-name="co9" table:default-cell-style-name="ce49"/>
        <table:table-row table:style-name="ro1">
          <table:table-cell table:style-name="ce42" office:value-type="string">
            <text:p>__test_Open Positions by Asset</text:p>
          </table:table-cell>
          <table:table-cell table:style-name="ce42"/>
          <table:table-cell table:style-name="ce44"/>
          <table:table-cell table:style-name="ce44"/>
          <table:table-cell table:style-name="ce44"/>
          <table:table-cell table:style-name="ce44"/>
          <table:table-cell table:style-name="ce45" office:value-type="string">
            <text:p>__test_ENTER PRICES ON INPUT TAB</text:p>
          </table:table-cell>
          <table:table-cell table:style-name="ce44"/>
          <table:table-cell table:style-name="ce44"/>
          <table:table-cell table:style-name="ce44"/>
          <table:table-cell/>
          <table:table-cell table:style-name="ce44"/>
          <table:table-cell table:style-name="Default"/>
        </table:table-row>
        <table:table-row table:style-name="ro2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__test_Crypto</text:p>
          </table:table-cell>
          <table:table-cell office:value-type="string">
            <text:p>__test_JPY Per Unit</text:p>
          </table:table-cell>
          <table:table-cell office:value-type="string">
            <text:p>__test_JPY Unrealized</text:p>
          </table:table-cell>
          <table:table-cell office:value-type="string">
            <text:p>__test_Cost Basis</text:p>
          </table:table-cell>
          <table:table-cell office:value-type="string">
            <text:p>__test_JPY Per Unit</text:p>
          </table:table-cell>
          <table:table-cell office:value-type="string">
            <text:p>__test_JPY Unrealized</text:p>
          </table:table-cell>
          <table:table-cell office:value-type="string">
            <text:p>__test_JPY Unrealized</text:p>
          </table:table-cell>
          <table:table-cell office:value-type="string">
            <text:p>__test_JPY Unrealized</text:p>
          </table:table-cell>
          <table:table-cell table:style-name="ce47" office:value-type="string">
            <text:p>__test_Unrealized G/L of</text:p>
          </table:table-cell>
          <table:table-cell office:value-type="string">
            <text:p>__test_JPY Unrealized</text:p>
          </table:table-cell>
          <table:table-cell/>
        </table:table-row>
        <table:table-row table:style-name="ro2">
          <table:table-cell office:value-type="string">
            <text:p>__test_Asset</text:p>
          </table:table-cell>
          <table:table-cell office:value-type="string">
            <text:p>__test_Holder</text:p>
          </table:table-cell>
          <table:table-cell office:value-type="string">
            <text:p>__test_Balance</text:p>
          </table:table-cell>
          <table:table-cell office:value-type="string">
            <text:p>__test_Cost Basis</text:p>
          </table:table-cell>
          <table:table-cell office:value-type="string">
            <text:p>__test_Cost Basis</text:p>
          </table:table-cell>
          <table:table-cell office:value-type="string">
            <text:p>__test_Weight %</text:p>
          </table:table-cell>
          <table:table-cell office:value-type="string">
            <text:p>__test_Input Price</text:p>
          </table:table-cell>
          <table:table-cell office:value-type="string">
            <text:p>__test_Value</text:p>
          </table:table-cell>
          <table:table-cell office:value-type="string">
            <text:p>__test_Gain / Loss</text:p>
          </table:table-cell>
          <table:table-cell office:value-type="string">
            <text:p>__test_Gain / Loss %</text:p>
          </table:table-cell>
          <table:table-cell table:style-name="ce48" office:value-type="string">
            <text:p>__test_Total Cost Basis %</text:p>
          </table:table-cell>
          <table:table-cell office:value-type="string">
            <text:p>__test_Value Weight %</text:p>
          </table:table-cell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default">
            <text:p>Bob</text:p>
          </table:table-cell>
          <table:table-cell office:value="15.0" office:value-type="float" table:style-name="transparent_crypto"/>
          <table:table-cell office:value="13733.333333333334" office:value-type="float" table:style-name="transparent_fiat"/>
          <table:table-cell office:value="206000.0" office:value-type="float" table:style-name="transparent_fiat"/>
          <table:table-cell office:value="0.41136978149475006" office:value-type="float" table:style-name="transparent_percent"/>
          <table:table-cell table:formula="=IF(VLOOKUP(A4;$__test_Input.A:B;2;0)=&quot;Enter asset value&quot;;&quot;See Input tab&quot;;VLOOKUP(A4;$__test_Input.A:B;2;0)" table:style-name="transparent_fiat"/>
          <table:table-cell table:formula="=C4*G4" table:style-name="transparent_fiat"/>
          <table:table-cell table:formula="=H4-E4" table:style-name="transparent_fiat"/>
          <table:table-cell table:formula="=(H4-E4)/E4" table:style-name="transparent_percent"/>
          <table:table-cell table:formula="=I4/SUM(E$4:E$9)" table:style-name="transparent_percent"/>
          <table:table-cell table:formula="=H4/SUM(H$4:H$9)" table:style-name="transparent_percent"/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default">
            <text:p>Bob</text:p>
          </table:table-cell>
          <table:table-cell office:value="3.0" office:value-type="float" table:style-name="transparent_crypto"/>
          <table:table-cell office:value="15100.0" office:value-type="float" table:style-name="transparent_fiat"/>
          <table:table-cell office:value="45300.0" office:value-type="float" table:style-name="transparent_fiat"/>
          <table:table-cell office:value="0.09046141311510765" office:value-type="float" table:style-name="transparent_percent"/>
          <table:table-cell table:formula="=IF(VLOOKUP(A5;$__test_Input.A:B;2;0)=&quot;Enter asset value&quot;;&quot;See Input tab&quot;;VLOOKUP(A5;$__test_Input.A:B;2;0)" table:style-name="transparent_fiat"/>
          <table:table-cell table:formula="=C5*G5" table:style-name="transparent_fiat"/>
          <table:table-cell table:formula="=H5-E5" table:style-name="transparent_fiat"/>
          <table:table-cell table:formula="=(H5-E5)/E5" table:style-name="transparent_percent"/>
          <table:table-cell table:formula="=I5/SUM(E$4:E$9)" table:style-name="transparent_percent"/>
          <table:table-cell table:formula="=H5/SUM(H$4:H$9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Bob</text:p>
          </table:table-cell>
          <table:table-cell office:value="14.29" office:value-type="float" table:style-name="transparent_crypto"/>
          <table:table-cell office:value="13745.679839249833" office:value-type="float" table:style-name="transparent_fiat"/>
          <table:table-cell office:value="196425.7649028801" office:value-type="float" table:style-name="transparent_fiat"/>
          <table:table-cell office:value="0.39225060188367444" office:value-type="float" table:style-name="transparent_percent"/>
          <table:table-cell table:formula="=IF(VLOOKUP(A6;$__test_Input.A:B;2;0)=&quot;Enter asset value&quot;;&quot;See Input tab&quot;;VLOOKUP(A6;$__test_Input.A:B;2;0)" table:style-name="transparent_fiat"/>
          <table:table-cell table:formula="=C6*G6" table:style-name="transparent_fiat"/>
          <table:table-cell table:formula="=H6-E6" table:style-name="transparent_fiat"/>
          <table:table-cell table:formula="=(H6-E6)/E6" table:style-name="transparent_percent"/>
          <table:table-cell table:formula="=I6/SUM(E$4:E$9)" table:style-name="transparent_percent"/>
          <table:table-cell table:formula="=H6/SUM(H$4:H$9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Alice</text:p>
          </table:table-cell>
          <table:table-cell office:value="0.64" office:value-type="float" table:style-name="transparent_crypto"/>
          <table:table-cell office:value="13745.679839249833" office:value-type="float" table:style-name="transparent_fiat"/>
          <table:table-cell office:value="8797.235097119892" office:value-type="float" table:style-name="transparent_fiat"/>
          <table:table-cell office:value="0.0175675566973794" office:value-type="float" table:style-name="transparent_percent"/>
          <table:table-cell table:formula="=IF(VLOOKUP(A7;$__test_Input.A:B;2;0)=&quot;Enter asset value&quot;;&quot;See Input tab&quot;;VLOOKUP(A7;$__test_Input.A:B;2;0)" table:style-name="transparent_fiat"/>
          <table:table-cell table:formula="=C7*G7" table:style-name="transparent_fiat"/>
          <table:table-cell table:formula="=H7-E7" table:style-name="transparent_fiat"/>
          <table:table-cell table:formula="=(H7-E7)/E7" table:style-name="transparent_percent"/>
          <table:table-cell table:formula="=I7/SUM(E$4:E$9)" table:style-name="transparent_percent"/>
          <table:table-cell table:formula="=H7/SUM(H$4:H$9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Bob</text:p>
          </table:table-cell>
          <table:table-cell office:value="2.29" office:value-type="float" table:style-name="transparent_crypto"/>
          <table:table-cell office:value="15100.0" office:value-type="float" table:style-name="transparent_fiat"/>
          <table:table-cell office:value="34579.0" office:value-type="float" table:style-name="transparent_fiat"/>
          <table:table-cell office:value="0.06905221201119885" office:value-type="float" table:style-name="transparent_percent"/>
          <table:table-cell table:formula="=IF(VLOOKUP(A8;$__test_Input.A:B;2;0)=&quot;Enter asset value&quot;;&quot;See Input tab&quot;;VLOOKUP(A8;$__test_Input.A:B;2;0)" table:style-name="transparent_fiat"/>
          <table:table-cell table:formula="=C8*G8" table:style-name="transparent_fiat"/>
          <table:table-cell table:formula="=H8-E8" table:style-name="transparent_fiat"/>
          <table:table-cell table:formula="=(H8-E8)/E8" table:style-name="transparent_percent"/>
          <table:table-cell table:formula="=I8/SUM(E$4:E$9)" table:style-name="transparent_percent"/>
          <table:table-cell table:formula="=H8/SUM(H$4:H$9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Alice</text:p>
          </table:table-cell>
          <table:table-cell office:value="0.64" office:value-type="float" table:style-name="transparent_crypto"/>
          <table:table-cell office:value="15100.0" office:value-type="float" table:style-name="transparent_fiat"/>
          <table:table-cell office:value="9664.0" office:value-type="float" table:style-name="transparent_fiat"/>
          <table:table-cell office:value="0.019298434797889633" office:value-type="float" table:style-name="transparent_percent"/>
          <table:table-cell table:formula="=IF(VLOOKUP(A9;$__test_Input.A:B;2;0)=&quot;Enter asset value&quot;;&quot;See Input tab&quot;;VLOOKUP(A9;$__test_Input.A:B;2;0)" table:style-name="transparent_fiat"/>
          <table:table-cell table:formula="=C9*G9" table:style-name="transparent_fiat"/>
          <table:table-cell table:formula="=H9-E9" table:style-name="transparent_fiat"/>
          <table:table-cell table:formula="=(H9-E9)/E9" table:style-name="transparent_percent"/>
          <table:table-cell table:formula="=I9/SUM(E$4:E$9)" table:style-name="transparent_percent"/>
          <table:table-cell table:formula="=H9/SUM(H$4:H$9)" table:style-name="transparent_percent"/>
          <table:table-cell/>
        </table:table-row>
        <table:table-row>
          <table:table-cell office:value-type="string" table:style-name="bold_border_default">
            <text:p>__test_Total</text:p>
          </table:table-cell>
          <table:table-cell office:value-type="string" table:style-name="bold_border_default">
            <text:p>Bob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9;&quot;Bob&quot;;E$4:E$9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9;&quot;Bob&quot;;H$4:H$9)" table:style-name="bold_border_fiat"/>
          <table:table-cell table:formula="=SUMIF(B$4:B$9;&quot;Bob&quot;;I$4:I$9)" table:style-name="bold_border_fiat"/>
          <table:table-cell table:formula="=(H10-E10)/E10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__test_Total</text:p>
          </table:table-cell>
          <table:table-cell office:value-type="string" table:style-name="bold_border_default">
            <text:p>Alice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9;&quot;Alice&quot;;E$4:E$9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9;&quot;Alice&quot;;H$4:H$9)" table:style-name="bold_border_fiat"/>
          <table:table-cell table:formula="=SUMIF(B$4:B$9;&quot;Alice&quot;;I$4:I$9)" table:style-name="bold_border_fiat"/>
          <table:table-cell table:formula="=(H11-E11)/E11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__test_Grand Total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E$4:E$9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H$4:H$9)" table:style-name="bold_border_fiat"/>
          <table:table-cell table:formula="=SUM(I$4:I$9)" table:style-name="bold_border_fiat"/>
          <table:table-cell table:formula="=(H12-E12)/E12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</table:table>
      <table:table table:name="__test_Asset - Exchange" table:style-name="ta1">
        <table:table-column table:style-name="co13" table:default-cell-style-name="ce43"/>
        <table:table-column table:style-name="co13" table:default-cell-style-name="ce43"/>
        <table:table-column table:style-name="co17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5" table:default-cell-style-name="ce44"/>
        <table:table-column table:style-name="co16" table:default-cell-style-name="ce47"/>
        <table:table-column table:style-name="co9" table:default-cell-style-name="ce49"/>
        <table:table-row table:style-name="ro1">
          <table:table-cell table:style-name="ce42" office:value-type="string">
            <text:p>__test_Open Positions by Asset and Exchange</text:p>
          </table:table-cell>
          <table:table-cell table:style-name="ce42"/>
          <table:table-cell table:style-name="ce44"/>
          <table:table-cell table:style-name="ce44"/>
          <table:table-cell table:style-name="ce44"/>
          <table:table-cell table:style-name="ce50"/>
          <table:table-cell table:style-name="ce44"/>
          <table:table-cell table:style-name="ce45" office:value-type="string">
            <text:p>__test_ENTER PRICES ON INPUT TAB</text:p>
          </table:table-cell>
          <table:table-cell table:style-name="ce44"/>
          <table:table-cell table:style-name="ce44"/>
          <table:table-cell table:style-name="ce44"/>
          <table:table-cell/>
          <table:table-cell table:style-name="ce44"/>
          <table:table-cell table:style-name="Default"/>
        </table:table-row>
        <table:table-row table:style-name="ro2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__test_Crypto</text:p>
          </table:table-cell>
          <table:table-cell office:value-type="string">
            <text:p>__test_JPY Per Unit</text:p>
          </table:table-cell>
          <table:table-cell office:value-type="string">
            <text:p>__test_JPY Unrealized</text:p>
          </table:table-cell>
          <table:table-cell office:value-type="string">
            <text:p>__test_Cost Basis</text:p>
          </table:table-cell>
          <table:table-cell office:value-type="string">
            <text:p>__test_JPY Per Unit</text:p>
          </table:table-cell>
          <table:table-cell office:value-type="string">
            <text:p>__test_JPY Unrealized</text:p>
          </table:table-cell>
          <table:table-cell office:value-type="string">
            <text:p>__test_JPY Unrealized</text:p>
          </table:table-cell>
          <table:table-cell office:value-type="string">
            <text:p>__test_JPY Unrealized</text:p>
          </table:table-cell>
          <table:table-cell table:style-name="ce47" office:value-type="string">
            <text:p>__test_Unrealized G/L of</text:p>
          </table:table-cell>
          <table:table-cell office:value-type="string">
            <text:p>__test_JPY Unrealized</text:p>
          </table:table-cell>
          <table:table-cell/>
        </table:table-row>
        <table:table-row table:style-name="ro2">
          <table:table-cell office:value-type="string">
            <text:p>__test_Asset</text:p>
          </table:table-cell>
          <table:table-cell office:value-type="string">
            <text:p>__test_Holder</text:p>
          </table:table-cell>
          <table:table-cell office:value-type="string">
            <text:p>__test_Exchange</text:p>
          </table:table-cell>
          <table:table-cell office:value-type="string">
            <text:p>__test_Balance</text:p>
          </table:table-cell>
          <table:table-cell office:value-type="string">
            <text:p>__test_Cost Basis</text:p>
          </table:table-cell>
          <table:table-cell office:value-type="string">
            <text:p>__test_Cost Basis</text:p>
          </table:table-cell>
          <table:table-cell office:value-type="string">
            <text:p>__test_Weight %</text:p>
          </table:table-cell>
          <table:table-cell office:value-type="string">
            <text:p>__test_Input Price</text:p>
          </table:table-cell>
          <table:table-cell office:value-type="string">
            <text:p>__test_Value</text:p>
          </table:table-cell>
          <table:table-cell office:value-type="string">
            <text:p>__test_Gain / Loss</text:p>
          </table:table-cell>
          <table:table-cell office:value-type="string">
            <text:p>__test_Gain / Loss %</text:p>
          </table:table-cell>
          <table:table-cell table:style-name="ce48" office:value-type="string">
            <text:p>__test_Total Cost Basis %</text:p>
          </table:table-cell>
          <table:table-cell office:value-type="string">
            <text:p>__test_Value Weight %</text:p>
          </table:table-cell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="5.0" office:value-type="float" table:style-name="transparent_crypto"/>
          <table:table-cell office:value="13733.333333333334" office:value-type="float" table:style-name="transparent_fiat"/>
          <table:table-cell office:value="68666.66666666667" office:value-type="float" table:style-name="transparent_fiat"/>
          <table:table-cell office:value="0.13712326049825002" office:value-type="float" table:style-name="transparent_percent"/>
          <table:table-cell table:formula="=IF(VLOOKUP(A4;$__test_Input.A:B;2;0)=&quot;Enter asset value&quot;;&quot;See Input tab&quot;;VLOOKUP(A4;$__test_Input.A:B;2;0)" table:style-name="transparent_fiat"/>
          <table:table-cell table:formula="=D4*H4" table:style-name="transparent_fiat"/>
          <table:table-cell table:formula="=I4-F4" table:style-name="transparent_fiat"/>
          <table:table-cell table:formula="=(I4-F4)/F4" table:style-name="transparent_percent"/>
          <table:table-cell table:formula="=J4/SUM(F$4:F$12)" table:style-name="transparent_percent"/>
          <table:table-cell table:formula="=I4/SUM(I$4:I$12)" table:style-name="transparent_percent"/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10.0" office:value-type="float" table:style-name="transparent_crypto"/>
          <table:table-cell office:value="13733.333333333334" office:value-type="float" table:style-name="transparent_fiat"/>
          <table:table-cell office:value="137333.33333333334" office:value-type="float" table:style-name="transparent_fiat"/>
          <table:table-cell office:value="0.27424652099650004" office:value-type="float" table:style-name="transparent_percent"/>
          <table:table-cell table:formula="=IF(VLOOKUP(A5;$__test_Input.A:B;2;0)=&quot;Enter asset value&quot;;&quot;See Input tab&quot;;VLOOKUP(A5;$__test_Input.A:B;2;0)" table:style-name="transparent_fiat"/>
          <table:table-cell table:formula="=D5*H5" table:style-name="transparent_fiat"/>
          <table:table-cell table:formula="=I5-F5" table:style-name="transparent_fiat"/>
          <table:table-cell table:formula="=(I5-F5)/F5" table:style-name="transparent_percent"/>
          <table:table-cell table:formula="=J5/SUM(F$4:F$12)" table:style-name="transparent_percent"/>
          <table:table-cell table:formula="=I5/SUM(I$4:I$12)" table:style-name="transparent_percent"/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3.0" office:value-type="float" table:style-name="transparent_crypto"/>
          <table:table-cell office:value="15100.0" office:value-type="float" table:style-name="transparent_fiat"/>
          <table:table-cell office:value="45300.0" office:value-type="float" table:style-name="transparent_fiat"/>
          <table:table-cell office:value="0.09046141311510765" office:value-type="float" table:style-name="transparent_percent"/>
          <table:table-cell table:formula="=IF(VLOOKUP(A6;$__test_Input.A:B;2;0)=&quot;Enter asset value&quot;;&quot;See Input tab&quot;;VLOOKUP(A6;$__test_Input.A:B;2;0)" table:style-name="transparent_fiat"/>
          <table:table-cell table:formula="=D6*H6" table:style-name="transparent_fiat"/>
          <table:table-cell table:formula="=I6-F6" table:style-name="transparent_fiat"/>
          <table:table-cell table:formula="=(I6-F6)/F6" table:style-name="transparent_percent"/>
          <table:table-cell table:formula="=J6/SUM(F$4:F$12)" table:style-name="transparent_percent"/>
          <table:table-cell table:formula="=I6/SUM(I$4:I$12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="7.09" office:value-type="float" table:style-name="transparent_crypto"/>
          <table:table-cell office:value="13745.679839249833" office:value-type="float" table:style-name="transparent_fiat"/>
          <table:table-cell office:value="97456.87006028132" office:value-type="float" table:style-name="transparent_fiat"/>
          <table:table-cell office:value="0.19461558903815618" office:value-type="float" table:style-name="transparent_percent"/>
          <table:table-cell table:formula="=IF(VLOOKUP(A7;$__test_Input.A:B;2;0)=&quot;Enter asset value&quot;;&quot;See Input tab&quot;;VLOOKUP(A7;$__test_Input.A:B;2;0)" table:style-name="transparent_fiat"/>
          <table:table-cell table:formula="=D7*H7" table:style-name="transparent_fiat"/>
          <table:table-cell table:formula="=I7-F7" table:style-name="transparent_fiat"/>
          <table:table-cell table:formula="=(I7-F7)/F7" table:style-name="transparent_percent"/>
          <table:table-cell table:formula="=J7/SUM(F$4:F$12)" table:style-name="transparent_percent"/>
          <table:table-cell table:formula="=I7/SUM(I$4:I$12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7.2" office:value-type="float" table:style-name="transparent_crypto"/>
          <table:table-cell office:value="13745.679839249833" office:value-type="float" table:style-name="transparent_fiat"/>
          <table:table-cell office:value="98968.89484259879" office:value-type="float" table:style-name="transparent_fiat"/>
          <table:table-cell office:value="0.19763501284551827" office:value-type="float" table:style-name="transparent_percent"/>
          <table:table-cell table:formula="=IF(VLOOKUP(A8;$__test_Input.A:B;2;0)=&quot;Enter asset value&quot;;&quot;See Input tab&quot;;VLOOKUP(A8;$__test_Input.A:B;2;0)" table:style-name="transparent_fiat"/>
          <table:table-cell table:formula="=D8*H8" table:style-name="transparent_fiat"/>
          <table:table-cell table:formula="=I8-F8" table:style-name="transparent_fiat"/>
          <table:table-cell table:formula="=(I8-F8)/F8" table:style-name="transparent_percent"/>
          <table:table-cell table:formula="=J8/SUM(F$4:F$12)" table:style-name="transparent_percent"/>
          <table:table-cell table:formula="=I8/SUM(I$4:I$12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Kraken</text:p>
          </table:table-cell>
          <table:table-cell office:value="0.64" office:value-type="float" table:style-name="transparent_crypto"/>
          <table:table-cell office:value="13745.679839249833" office:value-type="float" table:style-name="transparent_fiat"/>
          <table:table-cell office:value="8797.235097119892" office:value-type="float" table:style-name="transparent_fiat"/>
          <table:table-cell office:value="0.0175675566973794" office:value-type="float" table:style-name="transparent_percent"/>
          <table:table-cell table:formula="=IF(VLOOKUP(A9;$__test_Input.A:B;2;0)=&quot;Enter asset value&quot;;&quot;See Input tab&quot;;VLOOKUP(A9;$__test_Input.A:B;2;0)" table:style-name="transparent_fiat"/>
          <table:table-cell table:formula="=D9*H9" table:style-name="transparent_fiat"/>
          <table:table-cell table:formula="=I9-F9" table:style-name="transparent_fiat"/>
          <table:table-cell table:formula="=(I9-F9)/F9" table:style-name="transparent_percent"/>
          <table:table-cell table:formula="=J9/SUM(F$4:F$12)" table:style-name="transparent_percent"/>
          <table:table-cell table:formula="=I9/SUM(I$4:I$12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="2.09" office:value-type="float" table:style-name="transparent_crypto"/>
          <table:table-cell office:value="15100.0" office:value-type="float" table:style-name="transparent_fiat"/>
          <table:table-cell office:value="31559.0" office:value-type="float" table:style-name="transparent_fiat"/>
          <table:table-cell office:value="0.06302145113685834" office:value-type="float" table:style-name="transparent_percent"/>
          <table:table-cell table:formula="=IF(VLOOKUP(A10;$__test_Input.A:B;2;0)=&quot;Enter asset value&quot;;&quot;See Input tab&quot;;VLOOKUP(A10;$__test_Input.A:B;2;0)" table:style-name="transparent_fiat"/>
          <table:table-cell table:formula="=D10*H10" table:style-name="transparent_fiat"/>
          <table:table-cell table:formula="=I10-F10" table:style-name="transparent_fiat"/>
          <table:table-cell table:formula="=(I10-F10)/F10" table:style-name="transparent_percent"/>
          <table:table-cell table:formula="=J10/SUM(F$4:F$12)" table:style-name="transparent_percent"/>
          <table:table-cell table:formula="=I10/SUM(I$4:I$12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0.2" office:value-type="float" table:style-name="transparent_crypto"/>
          <table:table-cell office:value="15100.0" office:value-type="float" table:style-name="transparent_fiat"/>
          <table:table-cell office:value="3020.0" office:value-type="float" table:style-name="transparent_fiat"/>
          <table:table-cell office:value="0.00603076087434051" office:value-type="float" table:style-name="transparent_percent"/>
          <table:table-cell table:formula="=IF(VLOOKUP(A11;$__test_Input.A:B;2;0)=&quot;Enter asset value&quot;;&quot;See Input tab&quot;;VLOOKUP(A11;$__test_Input.A:B;2;0)" table:style-name="transparent_fiat"/>
          <table:table-cell table:formula="=D11*H11" table:style-name="transparent_fiat"/>
          <table:table-cell table:formula="=I11-F11" table:style-name="transparent_fiat"/>
          <table:table-cell table:formula="=(I11-F11)/F11" table:style-name="transparent_percent"/>
          <table:table-cell table:formula="=J11/SUM(F$4:F$12)" table:style-name="transparent_percent"/>
          <table:table-cell table:formula="=I11/SUM(I$4:I$12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Kraken</text:p>
          </table:table-cell>
          <table:table-cell office:value="0.64" office:value-type="float" table:style-name="transparent_crypto"/>
          <table:table-cell office:value="15100.0" office:value-type="float" table:style-name="transparent_fiat"/>
          <table:table-cell office:value="9664.0" office:value-type="float" table:style-name="transparent_fiat"/>
          <table:table-cell office:value="0.019298434797889633" office:value-type="float" table:style-name="transparent_percent"/>
          <table:table-cell table:formula="=IF(VLOOKUP(A12;$__test_Input.A:B;2;0)=&quot;Enter asset value&quot;;&quot;See Input tab&quot;;VLOOKUP(A12;$__test_Input.A:B;2;0)" table:style-name="transparent_fiat"/>
          <table:table-cell table:formula="=D12*H12" table:style-name="transparent_fiat"/>
          <table:table-cell table:formula="=I12-F12" table:style-name="transparent_fiat"/>
          <table:table-cell table:formula="=(I12-F12)/F12" table:style-name="transparent_percent"/>
          <table:table-cell table:formula="=J12/SUM(F$4:F$12)" table:style-name="transparent_percent"/>
          <table:table-cell table:formula="=I12/SUM(I$4:I$12)" table:style-name="transparent_percent"/>
          <table:table-cell/>
        </table:table-row>
        <table:table-row>
          <table:table-cell office:value-type="string" table:style-name="bold_border_default">
            <text:p>__test_Total</text:p>
          </table:table-cell>
          <table:table-cell office:value-type="string" table:style-name="bold_border_default">
            <text:p>Bob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2;&quot;Bob&quot;;F$4:F$12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2;&quot;Bob&quot;;I$4:I$12)" table:style-name="bold_border_fiat"/>
          <table:table-cell table:formula="=SUMIF(B$4:B$12;&quot;Bob&quot;;J$4:J$12)" table:style-name="bold_border_fiat"/>
          <table:table-cell table:formula="=(I13-F13)/F13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__test_Total</text:p>
          </table:table-cell>
          <table:table-cell office:value-type="string" table:style-name="bold_border_default">
            <text:p>Alice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2;&quot;Alice&quot;;F$4:F$12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2;&quot;Alice&quot;;I$4:I$12)" table:style-name="bold_border_fiat"/>
          <table:table-cell table:formula="=SUMIF(B$4:B$12;&quot;Alice&quot;;J$4:J$12)" table:style-name="bold_border_fiat"/>
          <table:table-cell table:formula="=(I14-F14)/F14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__test_Grand Total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F$4:F$12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I$4:I$12)" table:style-name="bold_border_fiat"/>
          <table:table-cell table:formula="=SUM(J$4:J$12)" table:style-name="bold_border_fiat"/>
          <table:table-cell table:formula="=(I15-F15)/F15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</table:table>
      <table:table table:name="__test_Input" table:style-name="ta1">
        <table:table-column table:style-name="co13" table:default-cell-style-name="ce43"/>
        <table:table-column table:style-name="co17" table:default-cell-style-name="ce43"/>
        <table:table-column table:style-name="co9" table:default-cell-style-name="Default"/>
        <table:table-row table:style-name="ro1">
          <table:table-cell table:style-name="ce42" office:value-type="string">
            <text:p>__test_Asset Price Lookup Table</text:p>
          </table:table-cell>
          <table:table-cell table:style-name="ce44"/>
          <table:table-cell/>
        </table:table-row>
        <table:table-row table:style-name="ro2">
          <table:table-cell office:value-type="string">
            <text:p>__test_Crypto</text:p>
          </table:table-cell>
          <table:table-cell office:value-type="string">
            <text:p/>
          </table:table-cell>
          <table:table-cell/>
        </table:table-row>
        <table:table-row table:style-name="ro2">
          <table:table-cell office:value-type="string">
            <text:p>__test_Asset</text:p>
          </table:table-cell>
          <table:table-cell office:value-type="string">
            <text:p>__test_Price</text:p>
          </table:table-cell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fiat_unit_7">
            <text:p>Enter asset value</text:p>
          </table:table-cell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percentage-style style:name="N124P0" style:volatile="true">
      <number:number number:decimal-places="3" number:min-decimal-places="3" number:min-integer-digits="1"/>
      <number:text>%</number:text>
    </number:percentage-style>
    <number:percentage-style style:name="N124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24P0"/>
    </number:percentage-style>
    <number:currency-style style:name="N126P0" style:volatile="true">
      <number:currency-symbol number:language="en" number:country="US">$</number:currency-symbol>
      <number:number number:decimal-places="7" number:min-decimal-places="2" number:min-integer-digits="1" number:decimal-replacement="" number:grouping="true"/>
    </number:currency-style>
    <number:currency-style style:name="N126" number:title="User-defined">
      <style:text-properties fo:color="#ff0000"/>
      <number:text>-</number:text>
      <number:currency-symbol number:language="en" number:country="US">$</number:currency-symbol>
      <number:number number:decimal-places="7" number:min-decimal-places="2" number:min-integer-digits="1" number:decimal-replacement="" number:grouping="true"/>
      <style:map style:condition="value()&gt;=0" style:apply-style-name="N126P0"/>
    </number:currency-style>
    <number:percentage-style style:name="N127P0" style:volatile="true">
      <number:number number:decimal-places="2" number:min-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US">$</number:currency-symbol>
      <number:number number:decimal-places="4" number:min-decimal-places="2" number:min-integer-digits="1" number:decimal-replacement="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number:min-decimal-places="2" number:min-integer-digits="1" number:decimal-replacement="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7" number:title="User-defined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4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parent_5f_fiat_5f_unit_5f_7" style:display-name="transparent_fiat_unit_7" style:family="table-cell" style:parent-style-name="transparent_5f_fiat" style:data-style-name="N126"/>
    <style:style style:name="bold_5f_border_5f_percent" style:display-name="bold_border_percent" style:family="table-cell" style:parent-style-name="bold_5f_border_5f_fiat" style:data-style-name="N127"/>
    <style:style style:name="transparent_5f_fiat_5f_unit_5f_4" style:display-name="transparent_fiat_unit_4" style:family="table-cell" style:parent-style-name="transparent_5f_fiat" style:data-style-name="N12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1.005094</dc:date>
    <meta:editing-duration>P1DT18H30M14S</meta:editing-duration>
    <meta:editing-cycles>172</meta:editing-cycles>
    <meta:generator>http://pypi.python.org/pypi/ezodf/0.1.0$Python3.10.2 (main, Feb  2 2022, 05:51:25) [Clang 13.0.0 (clang-1300.0.29.3)]</meta:generator>
    <meta:document-statistic meta:table-count="5" meta:cell-count="100" meta:object-count="0"/>
  </office:meta>
</office:document-meta>
</file>